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  <style:text-properties officeooo:paragraph-rsid="0010c87f"/>
    </style:style>
    <style:style style:name="P2" style:family="paragraph" style:parent-style-name="Standard">
      <style:text-properties officeooo:paragraph-rsid="0010c87f"/>
    </style:style>
    <style:style style:name="P3" style:family="paragraph" style:parent-style-name="Standard">
      <style:text-properties fo:font-weight="bold" officeooo:paragraph-rsid="0010c87f" style:font-weight-asian="bold" style:font-weight-complex="bold"/>
    </style:style>
    <style:style style:name="P4" style:family="paragraph" style:parent-style-name="Standard">
      <style:paragraph-properties fo:margin-top="0.176cm" fo:margin-bottom="0.176cm" style:contextual-spacing="false" fo:line-height="100%"/>
      <style:text-properties officeooo:paragraph-rsid="0010c87f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officeooo:paragraph-rsid="0010c87f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10c87f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officeooo:paragraph-rsid="0010c87f" style:font-size-asian="12pt" style:font-name-complex="Times New Roman1" style:font-size-complex="12pt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10c87f"/>
    </style:style>
    <style:style style:name="P9" style:family="paragraph" style:parent-style-name="Heading_20_2" style:list-style-name="WWNum2">
      <style:text-properties officeooo:paragraph-rsid="0010c87f"/>
    </style:style>
    <style:style style:name="P10" style:family="paragraph" style:parent-style-name="Heading_20_2">
      <style:text-properties officeooo:paragraph-rsid="0010c87f"/>
    </style:style>
    <style:style style:name="P11" style:family="paragraph" style:parent-style-name="Heading_20_2">
      <style:paragraph-properties fo:margin-top="0cm" fo:margin-bottom="0cm" style:contextual-spacing="false"/>
      <style:text-properties officeooo:paragraph-rsid="0010c87f"/>
    </style:style>
    <style:style style:name="P12" style:family="paragraph" style:parent-style-name="List_20_Paragraph" style:list-style-name="WWNum1">
      <style:paragraph-properties fo:margin-top="0.176cm" fo:margin-bottom="0.176cm" style:contextual-spacing="true" fo:line-height="100%"/>
      <style:text-properties officeooo:paragraph-rsid="0010c87f"/>
    </style:style>
    <style:style style:name="P13" style:family="paragraph" style:parent-style-name="List_20_Paragraph">
      <style:paragraph-properties fo:margin-left="0.635cm" fo:margin-right="0cm" fo:margin-top="0.176cm" fo:margin-bottom="0.176cm" style:contextual-spacing="true" fo:line-height="100%" fo:text-indent="0cm" style:auto-text-indent="false"/>
      <style:text-properties style:font-name="Times New Roman" fo:font-size="12pt" fo:font-weight="bold" officeooo:paragraph-rsid="0010c87f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List_20_Paragraph">
      <style:paragraph-properties fo:margin-left="0.635cm" fo:margin-right="0cm" fo:margin-top="0.176cm" fo:margin-bottom="0.176cm" style:contextual-spacing="true" fo:line-height="100%" fo:text-indent="0cm" style:auto-text-indent="false"/>
      <style:text-properties officeooo:paragraph-rsid="0010c87f"/>
    </style:style>
    <style:style style:name="P15" style:family="paragraph" style:parent-style-name="List_20_Paragraph">
      <style:paragraph-properties fo:margin-top="0cm" fo:margin-bottom="0cm" style:contextual-spacing="false" fo:line-height="100%"/>
      <style:text-properties officeooo:paragraph-rsid="0010c87f"/>
    </style:style>
    <style:style style:name="P16" style:family="paragraph" style:parent-style-name="HTML_20_Preformatted">
      <style:text-properties officeooo:paragraph-rsid="0010c87f"/>
    </style:style>
    <style:style style:name="P17" style:family="paragraph" style:parent-style-name="Normal_20__28_Web_29_">
      <style:text-properties officeooo:paragraph-rsid="0010c87f"/>
    </style:style>
    <style:style style:name="P18" style:family="paragraph" style:parent-style-name="Normal_20__28_Web_29_">
      <style:paragraph-properties fo:margin-left="1.27cm" fo:margin-right="0cm" fo:text-indent="0cm" style:auto-text-indent="false"/>
      <style:text-properties officeooo:paragraph-rsid="0010c87f"/>
    </style:style>
    <style:style style:name="P19" style:family="paragraph" style:parent-style-name="Normal_20__28_Web_29_">
      <style:paragraph-properties fo:margin-top="0cm" fo:margin-bottom="0cm" style:contextual-spacing="false"/>
      <style:text-properties officeooo:paragraph-rsid="0010c87f"/>
    </style:style>
    <style:style style:name="P20" style:family="paragraph" style:parent-style-name="Heading_20_3">
      <style:text-properties officeooo:paragraph-rsid="0010c87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1" style:font-size-complex="12pt"/>
    </style:style>
    <style:style style:name="T6" style:family="text">
      <style:text-properties fo:color="#00000a" style:font-name="Times New Roman" fo:font-size="12pt" style:font-size-asian="12pt" style:font-name-complex="Times New Roman1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/>
    </style:style>
    <style:style style:name="T9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0" style:family="text">
      <style:text-properties fo:color="#000000" style:font-name="Times New Roman" fo:font-size="12pt" style:font-size-asian="12pt" style:font-name-complex="Times New Roman1" style:font-size-complex="12pt"/>
    </style:style>
    <style:style style:name="T11" style:family="text">
      <style:text-properties fo:color="#000000" fo:font-size="12pt" style:font-size-asian="12pt" style:font-size-complex="12pt"/>
    </style:style>
    <style:style style:name="T12" style:family="text">
      <style:text-properties fo:color="#000000" fo:font-size="12pt" style:text-underline-style="none" style:font-size-asian="12pt" style:font-size-complex="12pt"/>
    </style:style>
    <style:style style:name="T13" style:family="text">
      <style:text-properties fo:color="#ff0000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14" style:family="text">
      <style:text-properties fo:color="#ff0000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6">Create CSR</text:span></text:h>
      <text:p text:style-name="P4"><text:span text:style-name="T1">To create a signed SSL certificate from a trusted certificate authority you will need to generate a CSR</text:span></text:p>
      <text:list xml:id="list6666316040795020588" text:style-name="WWNum1">
        <text:list-item>
          <text:p text:style-name="P12"><text:span text:style-name="T2">Generate a CSR with OpenSSL</text:span></text:p>
        </text:list-item>
      </text:list>
      <text:p text:style-name="P4"><text:span text:style-name="T1">We need first is to install </text:span><text:span text:style-name="T4">Openssl</text:span><text:span text:style-name="T1"> on our server.</text:span></text:p>
      <text:p text:style-name="P16"><text:span text:style-name="T1"><text:tab/># rpm -qa | grep -i openssl</text:span></text:p>
      <text:p text:style-name="P17">The above command should return the following packages, or something similar:</text:p>
      <text:p text:style-name="P17">openssl-0.9.8e-7.el5 openssl-0.9.8e-7.el5 openssl-devel-0.9.8e-7.el5</text:p>
      <text:p text:style-name="P17">If it didn't you'll want to run the following:</text:p>
      <text:p text:style-name="P16"><text:span text:style-name="T1"># yum install openssl openssl-devel</text:span></text:p>
      <text:p text:style-name="P16"><text:span text:style-name="T1"/></text:p>
      <text:list xml:id="list1078300689" text:continue-numbering="true" text:style-name="WWNum1">
        <text:list-item>
          <text:p text:style-name="P12"><text:span text:style-name="T2">Generate the RSA key</text:span></text:p>
        </text:list-item>
      </text:list>
      <text:p text:style-name="P13"/>
      <text:p text:style-name="P14"><text:span text:style-name="T1">Create a RSA key for our Apache server</text:span></text:p>
      <text:p text:style-name="P16"><text:span text:style-name="T1"><text:s text:c="3"/># mkdir ~/catchmycar.com.ssl/</text:span></text:p>
      <text:p text:style-name="P16"><text:span text:style-name="T1"><text:s text:c="3"/># cd ~/catchmycar.com.ssl/</text:span></text:p>
      <text:p text:style-name="P14"><text:span text:style-name="T1">Type the following command to generate a private key.</text:span></text:p>
      <text:p text:style-name="P16"><text:span text:style-name="T1"><text:s text:c="3"/># openssl genrsa -out ~/catchmycar.com.ssl/catchmycar.com.key 2048</text:span></text:p>
      <text:p text:style-name="P16"><text:span text:style-name="T1"/></text:p>
      <text:list xml:id="list952893002" text:continue-numbering="true" text:style-name="WWNum1">
        <text:list-item>
          <text:p text:style-name="P12"><text:span text:style-name="T2">Create a CSR</text:span></text:p>
        </text:list-item>
      </text:list>
      <text:p text:style-name="P4"><text:span text:style-name="T1">Type the following command to create a CSR with the RSA private key</text:span></text:p>
      <text:p text:style-name="P16"><text:span text:style-name="T1"># openssl req -new -key ~/catchmycar.com.ssl/catchmycar.com.key -out ~/catchmycar.com.ssl/catchmycar.com.csr</text:span></text:p>
      <text:p text:style-name="P4"><text:span text:style-name="T1">When creating a CSR you must follow these conventions. Enter the information to be displayed in the certificate.</text:span></text:p>
      <text:p text:style-name="P18">1.Common Name: Your website's fully qualified domain name (e.g. <text:a xlink:type="simple" xlink:href="http://www.catchmycar.com">www.catchmycar.com</text:a>). The domain name must be registered to the organization specified in this field. You cannot use the symbols "*" or "?" as part of your Common Name.</text:p>
      <text:p text:style-name="P18">2.Organization/Company: The legal name under which your organization is registered.  Do NOT abbreviate.</text:p>
      <text:p text:style-name="P18">3.Organizational Unit: This is used to differentiate between organizational divisions.  A DBA (Doing Business As) entry is acceptable -or- "Secure Services Department" is commonly used. Do NOT abbreviate.</text:p>
      <text:p text:style-name="P18">4.City/Locality: Required for organizations registered only at the local level. Do NOT abbreviate.</text:p>
      <text:p text:style-name="P18">5.State/Province: The complete name of the state or province in which your organization is located.</text:p>
      <text:p text:style-name="P18">6. Country: The two-character ISO-format country code (e.g. GB for Great Britain, US for the United States). Click here for a <text:a xlink:type="simple" xlink:href="http://digitalid.verisign.com/ccodes.html">list of valid country codes</text:a>.</text:p>
      <text:p text:style-name="P18"><text:soft-page-break/>7. E-mail Address: Your "CSR" will be sent to this address.</text:p>
      <text:h text:style-name="P10" text:outline-level="2"><text:span text:style-name="mw-headline"><text:span text:style-name="T7">4. Verify your CSR </text:span></text:span></text:h>
      <text:p text:style-name="P16"><text:span text:style-name="T1"># openssl req -noout -text -in ~/domain.com.ssl/domain.com.csr</text:span></text:p>
      <text:list xml:id="list5956624577170137911" text:style-name="WWNum2">
        <text:list-item>
          <text:h text:style-name="P9" text:outline-level="2"><text:bookmark text:name="Submit_your_CSR"/><text:span text:style-name="mw-headline"><text:span text:style-name="T7">Submit your CSR </text:span></text:span></text:h>
        </text:list-item>
      </text:list>
      <text:h text:style-name="P10" text:outline-level="2"><text:span text:style-name="T8">From this point you have to take this CSR that you created here and submit it to a certificate authority. </text:span></text:h>
      <text:p text:style-name="P2"><text:span text:style-name="T1">In Godaddy</text:span><text:span text:style-name="T3"> </text:span><text:span text:style-name="T1">Need to complete these below steps,</text:span></text:p>
      <text:p text:style-name="P15"><text:span text:style-name="T9">Enter your Certificate Signing Request (CSR) below: </text:span><text:a xlink:type="simple" xlink:href="http://community.godaddy.com/help/article/5343"><text:span text:style-name="T1">CSR Help</text:span></text:a><text:span text:style-name="T10"> </text:span></text:p>
      <text:p text:style-name="P5"><text:span text:style-name="T13">Make sure the CSR you generate uses a 2048-bit or greater key length </text:span><text:a xlink:type="simple" xlink:href="http://community.godaddy.com/help/article/5619"><text:span text:style-name="T1">Learn more</text:span></text:a></text:p>
      <text:p text:style-name="P5"><text:span text:style-name="T1">Please paste the below into the box. Once done, send back over the Certificate (Download Certificate) and be sure to select “Apache” from the list. Note – be sure to past all of the red text including the begin and end and dashes.</text:span></text:p>
      <text:p text:style-name="P2"><text:span text:style-name="T10"> CSR File content:</text:span></text:p>
      <text:p text:style-name="P6"><text:span text:style-name="T14">-----BEGIN CERTIFICATE REQUEST-----</text:span></text:p>
      <text:p text:style-name="P6"><text:span text:style-name="T14">MIIC7jCCAdYCAQAwgagxCzAJBgNVBAYTAlVTMRUwEwYDVQQIEwxQZW5uc3lsdmFu</text:span></text:p>
      <text:p text:style-name="P6"><text:span text:style-name="T14">aWExFTATBgNVBAcTDFBoaWxhZGVscGhpYTEaMBgGA1UEChMRU21hbGwgQml6ZW8s</text:span></text:p>
      <text:p text:style-name="P6"><text:span text:style-name="T14">IEluYy4xEjAQBgNVBAsTCU1hcmtldGluZzEYMBYGA1UEAxMPYml6Ymxhc3Rwcm8u</text:span></text:p>
      <text:p text:style-name="P6"><text:span text:style-name="T14">Y29tMSEwHwYJKoZIhvcNAQkBFhJrYWxAc21hbGxiaXplby5jb20wggEiMA0GCSqG</text:span></text:p>
      <text:p text:style-name="P6"><text:span text:style-name="T14">SIb3DQEBAQUAA4IBDwAwggEKAoIBAQDk6IfHHBEaLUKFIGVRqkQADu3oQwpC3/Ty</text:span></text:p>
      <text:p text:style-name="P6"><text:span text:style-name="T14">7TnaVflKnlTXdMk42/zybOusQbZSR5Ja+cwP8fp3WZCj38f9sD3hkGbYC/iCBLUQ</text:span></text:p>
      <text:p text:style-name="P6"><text:span text:style-name="T14">/xfStAlpbqyUYQGNsfwKbnwkGQhhm/4MxVdjgSD8G8jeVM8L3go1Vb9bo0t6k0/3</text:span></text:p>
      <text:p text:style-name="P6"><text:span text:style-name="T14">H3QC1R3FZM+nNxVKe7Z1vbnjhP8pP/iPpIAba34c4Eh3zMqYJLRrlSjLW1sgC4i/</text:span></text:p>
      <text:p text:style-name="P6"><text:span text:style-name="T14">lpD44ZA6yi4Zmr2/I4Ad6994PqwN4RH7+hi+Shn4vo8xbb27p8kXxny8jx8MluzG</text:span></text:p>
      <text:p text:style-name="P6"><text:span text:style-name="T14">eAPTyuAU12h2lzWAzUjF999v8pv2UgpfPs9VQI8bJJhmc5dP3B6/AgMBAAGgADAN</text:span></text:p>
      <text:p text:style-name="P6"><text:span text:style-name="T14">BgkqhkiG9w0BAQUFAAOCAQEAY9I31lPivS2hNU3riQgQBuBlnwVntSdaecKOpKvM</text:span></text:p>
      <text:p text:style-name="P6"><text:span text:style-name="T14">wXAM6xA3UL5BB+Rsr37JmeFOQlnieACeAGzoNX9tMgfXQzZocZhc42JyMcmVUoic</text:span></text:p>
      <text:p text:style-name="P6"><text:span text:style-name="T14">7RYysb3ylJy3On3gaWTvECFQstWw68b1e1IlCkr3CguNARDD+cbfhPucM3YFCO9l</text:span></text:p>
      <text:p text:style-name="P6"><text:span text:style-name="T14">S8bkb71voEFHzH63AQi1EjcOht3Me/F6v3nl4Ng7GgZKvEHJ2YlpE+P2CYnfnQLz</text:span></text:p>
      <text:p text:style-name="P6"><text:span text:style-name="T14">P9dCJypgd92MoA/KdU7iju2Yiothymii13ywJa2fDDsgq6NWcRZ6hu0/u+i29pT9</text:span></text:p>
      <text:p text:style-name="P6"><text:span text:style-name="T14">u88y2GRLeebsfn+2Lfq6jTJ5YiGQLh+1HJV6lSy+8sPAqA==</text:span></text:p>
      <text:p text:style-name="P6"><text:span text:style-name="T14">-----END CERTIFICATE REQUEST-----</text:span><text:span text:style-name="T10"><text:line-break/></text:span></text:p>
      <text:list xml:id="list824946048" text:continue-numbering="true" text:style-name="WWNum2">
        <text:list-item>
          <text:h text:style-name="P9" text:outline-level="2"><text:a xlink:type="simple" xlink:href="http://www.rackspace.com/knowledge_center/index.php/Installing_an_SSL_certificate"><text:span text:style-name="T12">Installing an SSL certificate</text:span></text:a></text:h>
        </text:list-item>
      </text:list>
      <text:h text:style-name="P10" text:outline-level="2"><text:span text:style-name="T8">Copy the certificate, key, and csr into the Apache server directory in which you plan to store your certificates (by default: /etc/httpd/conf/ssl.crt/).</text:span></text:h>
      <text:h text:style-name="P20" text:outline-level="3"><text:span text:style-name="mw-headline"><text:span text:style-name="T6">Edit the httpd.conf </text:span></text:span></text:h>
      <text:p text:style-name="P19">Open the Apache httpd.conf</text:p>
      <text:p text:style-name="P19">NameVirtualHost *:80</text:p>
      <text:p text:style-name="P19">include conf/vhosts.d/catchmycar.conf</text:p>
      <text:p text:style-name="P19"/>
      <text:p text:style-name="P19">Create the file conf/vhosts.d/catchmycar.conf</text:p>
      <text:p text:style-name="P19"/>
      <text:p text:style-name="P6"><text:span text:style-name="T1">&lt;VirtualHost *:80&gt;</text:span></text:p>
      <text:p text:style-name="P6"><text:span text:style-name="T1"><text:s text:c="8"/>ServerName catchmycar.com</text:span></text:p>
      <text:p text:style-name="P6"><text:soft-page-break/><text:span text:style-name="T1"><text:s text:c="8"/>ServerAlias www. catchmycar.com</text:span></text:p>
      <text:p text:style-name="P6"><text:span text:style-name="T1"><text:s text:c="8"/>DocumentRoot /var/www/html/catchmycar</text:span></text:p>
      <text:p text:style-name="P6"><text:span text:style-name="T1"><text:s text:c="5"/><text:tab/> <text:s/></text:span></text:p>
      <text:p text:style-name="P6"><text:span text:style-name="T1"><text:tab/>&lt;Directory "/var/www/html/catchmycar "&gt;</text:span></text:p>
      <text:p text:style-name="P6"><text:span text:style-name="T1"><text:s text:c="8"/><text:tab/>AllowOverride All</text:span></text:p>
      <text:p text:style-name="P6"><text:span text:style-name="T1"><text:s text:c="8"/><text:tab/>Options +ExecCGI -Includes</text:span></text:p>
      <text:p text:style-name="P6"><text:span text:style-name="T1"><text:s text:c="8"/><text:tab/>Order allow,deny</text:span></text:p>
      <text:p text:style-name="P6"><text:span text:style-name="T1"><text:s text:c="8"/><text:tab/>Allow from all</text:span></text:p>
      <text:p text:style-name="P6"><text:span text:style-name="T1"><text:s text:c="4"/><text:tab/>&lt;/Directory&gt;</text:span></text:p>
      <text:p text:style-name="P7"/>
      <text:p text:style-name="P6"><text:span text:style-name="T1">&lt;/VirtualHost&gt;</text:span></text:p>
      <text:p text:style-name="P7"/>
      <text:p text:style-name="P6"><text:span text:style-name="T1">&lt;VirtualHost 173.203.78.188:443&gt;</text:span></text:p>
      <text:p text:style-name="P6"><text:span text:style-name="T1"><text:s text:c="8"/>ServerName catchmycar.com</text:span></text:p>
      <text:p text:style-name="P6"><text:span text:style-name="T1"><text:s text:c="8"/>ServerAlias www.catchmycar.com</text:span></text:p>
      <text:p text:style-name="P7"/>
      <text:p text:style-name="P6"><text:span text:style-name="T1"><text:s text:c="8"/>DocumentRoot /var/www/html/catchmycar</text:span></text:p>
      <text:p text:style-name="P6"><text:span text:style-name="T1"><text:tab/> <text:s/>LogLevel warn</text:span></text:p>
      <text:p text:style-name="P6"><text:span text:style-name="T1"><text:tab/> <text:s/>LogFormat "%h %l %u %t \"%r\" %&gt;s %b \"%{Referer}i\" \"%{User-Agent}i\"" combined</text:span></text:p>
      <text:p text:style-name="P6"><text:span text:style-name="T1"><text:tab/> <text:s/>ErrorLog "|/usr/sbin/rotatelogs -l /var/log/httpd/www.catchmycar.com/error_log.%Y.%m 86400 500M"</text:span></text:p>
      <text:p text:style-name="P6"><text:span text:style-name="T1"><text:tab/> <text:s/>CustomLog "|/usr/sbin/rotatelogs -l /var/log/httpd/www.catchmycar.com/access_log.%Y.%m 86400 500M" combined</text:span></text:p>
      <text:p text:style-name="P7"/>
      <text:p text:style-name="P6"><text:span text:style-name="T1"><text:tab/>&lt;Directory "/var/www/html/catchmycar "&gt;</text:span></text:p>
      <text:p text:style-name="P6"><text:span text:style-name="T1"><text:s text:c="8"/><text:tab/>AllowOverride All</text:span></text:p>
      <text:p text:style-name="P6"><text:span text:style-name="T1"><text:s text:c="8"/><text:tab/>Options +ExecCGI -Includes</text:span></text:p>
      <text:p text:style-name="P6"><text:span text:style-name="T1"><text:s text:c="8"/><text:tab/>Order allow,deny</text:span></text:p>
      <text:p text:style-name="P6"><text:span text:style-name="T1"><text:s text:c="8"/><text:tab/>Allow from all</text:span></text:p>
      <text:p text:style-name="P6"><text:span text:style-name="T1"><text:s text:c="4"/><text:tab/>&lt;/Directory&gt;</text:span></text:p>
      <text:p text:style-name="P7"/>
      <text:p text:style-name="P6"><text:span text:style-name="T1"><text:tab/>SSLEngine ON</text:span></text:p>
      <text:p text:style-name="P6"><text:span text:style-name="T1"><text:s text:c="5"/><text:tab/>SSLCertificateFile /etc/httpd/conf/ssl.crt/catchmycar.com.crt</text:span></text:p>
      <text:p text:style-name="P6"><text:span text:style-name="T1"><text:s text:c="5"/><text:tab/>SSLCertificateKeyFile /etc/httpd/conf/ssl.crt/catchmycar.com.key</text:span></text:p>
      <text:p text:style-name="P6"><text:span text:style-name="T1"><text:tab/>SSLCertificateChainFile /etc/httpd/conf/ssl.crt/gd_bundle.crt</text:span></text:p>
      <text:h text:style-name="P10" text:outline-level="2"><text:span text:style-name="T8">&lt;/VirtualHost&gt;</text:span></text:h>
      <text:h text:style-name="P10" text:outline-level="2"><text:span text:style-name="T7">Open the port 443</text:span></text:h>
      <text:p text:style-name="P2"><text:span text:style-name="T1"># iptables -I RH-Firewall-1-INPUT -p tcp --dport 443 -j ACCEPT</text:span></text:p>
      <text:p text:style-name="P2"><text:span text:style-name="T1">or</text:span></text:p>
      <text:p text:style-name="P2"><text:span text:style-name="T1">-A RH-Firewall-1-INPUT -m state --state NEW -m tcp -p tcp --dport 443 -j ACCEPT</text:span></text:p>
      <text:p text:style-name="P2"><text:span text:style-name="T1"/></text:p>
      <text:h text:style-name="P11" text:outline-level="2"><text:span text:style-name="T7">/etc/init.d/iptables restart</text:span></text:h>
      <text:p text:style-name="P8"><text:span text:style-name="T7"/></text:p>
      <text:p text:style-name="P3"><text:span text:style-name="T1">Service httpd restart</text:span></text:p>
      <text:p text:style-name="P2"><text:span text:style-name="T1"/></text:p>
      <text:p text:style-name="P2"><text:span text:style-name="T1">Access the url https://www. catchmycar.com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5">Referred URL:</text:span></text:p>
      <text:p text:style-name="P2"><text:a xlink:type="simple" xlink:href="http://wiki.centos.org/HowTos/Https"><text:span text:style-name="T1">http://wiki.centos.org/HowTos/Https</text:span></text:a></text:p>
      <text:p text:style-name="Text_20_body"><text:bookmark text:name="line-17"/><text:bookmark text:name="line-18"/></text:p>
      <text:p text:style-name="Standard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font-name-complex="Courier New1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weight="bold" style:font-weight-asian="bold" style:font-name-complex="F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mw-headlin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9T20:55:45</dc:date>
    <dc:creator>FSSD </dc:creator>
    <meta:document-statistic meta:table-count="0" meta:image-count="0" meta:object-count="0" meta:page-count="4" meta:paragraph-count="100" meta:word-count="595" meta:character-count="5457" meta:non-whitespace-character-count="4784"/>
    <meta:generator>LibreOffice/4.0.2.2$Linux_x86 LibreOffice_project/400m0$Build-2</meta:generator>
  </office:meta>
</office:document-meta>
</file>